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1.755cm"/>
    </style:style>
    <style:style style:name="ro1" style:family="table-row">
      <style:table-row-properties style:row-height="0.707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2a6099" fo:font-weight="bold" style:font-weight-asian="bold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gr1" style:family="graphic" style:parent-style-name="Default">
      <style:graphic-properties draw:fill-color="#00a933" draw:textarea-horizontal-align="justify" draw:textarea-vertical-align="middle" draw:auto-grow-height="false" fo:min-height="0.473cm" fo:min-width="8.763cm" loext:decorative="false"/>
      <style:paragraph-properties style:writing-mode="lr-tb"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gr2" style:family="graphic" style:parent-style-name="Default">
      <style:graphic-properties draw:textarea-horizontal-align="justify" draw:textarea-vertical-align="middle" draw:auto-grow-height="false" fo:min-height="0.473cm" fo:min-width="0.477cm" loext:decorative="false"/>
      <style:paragraph-properties style:writing-mode="lr-tb"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gr3" style:family="graphic" style:parent-style-name="Default">
      <style:graphic-properties draw:textarea-horizontal-align="justify" draw:textarea-vertical-align="middle" draw:auto-grow-height="false" fo:min-height="0.473cm" fo:min-width="8.065cm" loext:decorative="false"/>
      <style:paragraph-properties style:writing-mode="lr-tb"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gr4" style:family="graphic" style:parent-style-name="Default">
      <style:graphic-properties draw:textarea-horizontal-align="justify" draw:textarea-vertical-align="middle" draw:auto-grow-height="false" fo:min-height="0.473cm" fo:min-width="0.461cm" loext:decorative="false"/>
      <style:paragraph-properties style:writing-mode="lr-tb" fo:text-align="center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gr5" style:family="graphic" style:parent-style-name="Default">
      <style:graphic-properties draw:textarea-horizontal-align="justify" draw:textarea-vertical-align="middle" draw:auto-grow-height="false" fo:min-height="0.473cm" fo:min-width="1.113cm" loext:decorative="false"/>
      <style:paragraph-properties style:writing-mode="lr-tb"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gr6" style:family="graphic" style:parent-style-name="Default">
      <style:graphic-properties draw:textarea-horizontal-align="justify" draw:textarea-vertical-align="middle" draw:auto-grow-height="false" fo:min-height="0.473cm" fo:min-width="2.985cm" loext:decorative="false"/>
      <style:paragraph-properties style:writing-mode="lr-tb"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gr7" style:family="graphic" style:parent-style-name="Default">
      <style:graphic-properties draw:textarea-horizontal-align="justify" draw:textarea-vertical-align="middle" draw:auto-grow-height="false" fo:min-height="0.473cm" fo:min-width="1.731cm" loext:decorative="false"/>
      <style:paragraph-properties style:writing-mode="lr-tb"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gr8" style:family="graphic" style:parent-style-name="Default">
      <style:graphic-properties draw:fill-color="#00a933" draw:textarea-horizontal-align="justify" draw:textarea-vertical-align="middle" draw:auto-grow-height="false" fo:min-height="0.473cm" fo:min-width="1.715cm" loext:decorative="false"/>
      <style:paragraph-properties style:writing-mode="lr-tb"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gr9" style:family="graphic" style:parent-style-name="Default">
      <style:graphic-properties draw:textarea-horizontal-align="justify" draw:textarea-vertical-align="middle" draw:auto-grow-height="false" fo:min-height="0.473cm" fo:min-width="6.86cm" loext:decorative="false"/>
      <style:paragraph-properties style:writing-mode="lr-tb"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gr10" style:family="graphic" style:parent-style-name="Default">
      <style:graphic-properties draw:fill-color="#00a933" draw:textarea-horizontal-align="justify" draw:textarea-vertical-align="middle" draw:auto-grow-height="false" fo:min-height="0.473cm" fo:min-width="4.938cm" loext:decorative="false"/>
      <style:paragraph-properties style:writing-mode="lr-tb"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gr11" style:family="graphic" style:parent-style-name="Default">
      <style:graphic-properties draw:textarea-horizontal-align="justify" draw:textarea-vertical-align="middle" draw:auto-grow-height="false" fo:min-height="0.473cm" fo:min-width="9.905cm" loext:decorative="false"/>
      <style:paragraph-properties style:writing-mode="lr-tb"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gr12" style:family="graphic" style:parent-style-name="Default">
      <style:graphic-properties draw:textarea-horizontal-align="justify" draw:textarea-vertical-align="middle" draw:auto-grow-height="false" fo:min-height="0.473cm" fo:min-width="4.89cm" loext:decorative="false"/>
      <style:paragraph-properties style:writing-mode="lr-tb"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gr13" style:family="graphic" style:parent-style-name="Default">
      <style:graphic-properties draw:textarea-horizontal-align="justify" draw:textarea-vertical-align="middle" draw:auto-grow-height="false" fo:min-height="0.473cm" fo:min-width="8.763cm" loext:decorative="false"/>
      <style:paragraph-properties style:writing-mode="lr-tb"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gr14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5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7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8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9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0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1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2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3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-color="#00a933"/>
      <style:paragraph-properties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6" style:family="paragraph">
      <style:paragraph-properties fo:text-align="center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76" table:default-cell-style-name="ce6"/>
        <table:table-column table:style-name="co3" table:number-columns-repeated="16305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6" table:number-columns-repeated="16305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>
            <draw:custom-shape draw:z-index="0" draw:name="Фигура 1" draw:style-name="gr1" draw:text-style-name="P2" svg:width="8.763cm" svg:height="0.473cm" svg:x="0.057cm" svg:y="0.003cm">
              <text:p text:style-name="P1">10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3"/>
          <table:table-cell>
            <draw:custom-shape draw:z-index="3" draw:name="Фигура 3" draw:style-name="gr2" draw:text-style-name="P4" xml:id="id2" draw:id="id2" svg:width="0.477cm" svg:height="0.473cm" svg:x="0.01cm" svg:y="0.003cm">
              <text:p text:style-name="P3"><text:span text:style-name="T1">103</text:span>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5" draw:name="Фигура 5" draw:style-name="gr3" draw:text-style-name="P5" xml:id="id4" draw:id="id4" svg:width="8.065cm" svg:height="0.473cm" svg:x="0.007cm" svg:y="0.003cm">
              <text:p text:style-name="P1">105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1"/>
          <table:table-cell>
            <draw:custom-shape draw:z-index="8" draw:name="Фигура 8" draw:style-name="gr4" draw:text-style-name="P7" xml:id="id6" draw:id="id6" svg:width="0.461cm" svg:height="0.473cm" svg:x="0.599cm" svg:y="0.003cm">
              <text:p text:style-name="P6"><text:span text:style-name="T2">108</text:span>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9" draw:name="Фигура 9" draw:style-name="gr5" draw:text-style-name="P5" xml:id="id7" draw:id="id7" svg:width="1.113cm" svg:height="0.473cm" svg:x="0.596cm" svg:y="0.003cm">
              <text:p text:style-name="P1">109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2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>
            <draw:custom-shape draw:z-index="6" draw:name="Фигура 6" draw:style-name="gr6" draw:text-style-name="P5" xml:id="id5" draw:id="id5" svg:width="2.985cm" svg:height="0.473cm" svg:x="0.007cm" svg:y="0.003cm">
              <text:p text:style-name="P1">106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draw:z-index="7" draw:name="Фигура 7" draw:style-name="gr7" draw:text-style-name="P5" xml:id="id8" draw:id="id8" svg:width="1.731cm" svg:height="0.473cm" svg:x="0.626cm" svg:y="0.003cm">
              <text:p text:style-name="P1">10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1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01;102</text:p>
          </table:table-cell>
          <table:table-cell table:number-columns-repeated="10"/>
          <table:table-cell>
            <draw:custom-shape draw:z-index="1" draw:name="Фигура 2" draw:style-name="gr8" draw:text-style-name="P2" xml:id="id1" draw:id="id1" svg:width="1.715cm" svg:height="0.473cm" svg:x="0.627cm" svg:y="0.054cm">
              <text:p text:style-name="P1">102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4" draw:name="Фигура 4" draw:style-name="gr9" draw:text-style-name="P5" xml:id="id3" draw:id="id3" svg:width="6.86cm" svg:height="0.473cm" svg:x="0.616cm" svg:y="0.054cm">
              <text:p text:style-name="P1">10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7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7"/>
          <table:table-cell>
            <draw:custom-shape draw:z-index="2" draw:name="Фигура 10" draw:style-name="gr10" draw:text-style-name="P2" xml:id="id11" draw:id="id11" svg:width="4.938cm" svg:height="0.473cm" svg:x="0.073cm" svg:y="0.053cm">
              <text:p text:style-name="P1">110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draw:z-index="10" draw:name="Фигура 11" draw:style-name="gr11" draw:text-style-name="P5" xml:id="id12" draw:id="id12" svg:width="9.905cm" svg:height="0.473cm" svg:x="0.046cm" svg:y="0.052cm">
              <text:p text:style-name="P1">11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5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15"/>
          <table:table-cell>
            <draw:custom-shape draw:z-index="11" draw:name="Фигура 12" draw:style-name="gr12" draw:text-style-name="P5" xml:id="id9" draw:id="id9" svg:width="4.89cm" svg:height="0.473cm" svg:x="0.046cm" svg:y="0.051cm">
              <text:p text:style-name="P1">112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draw:z-index="12" draw:name="Фигура 13" draw:style-name="gr13" draw:text-style-name="P5" xml:id="id10" draw:id="id10" svg:width="8.763cm" svg:height="0.473cm" svg:x="0.02cm" svg:y="0.052cm">
              <text:p text:style-name="P1">113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7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15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58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05;107</text:p>
          </table:table-cell>
          <table:table-cell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>
            <draw:connector draw:z-index="19" draw:style-name="gr14" draw:text-style-name="P8" draw:type="line" svg:x1="6.152cm" svg:y1="-5.284cm" svg:x2="6.36cm" svg:y2="-6.45cm" draw:start-shape="id1" draw:start-glue-point="1" draw:end-shape="id2" draw:end-glue-point="3" svg:d="M14370 2112l208-1166" svg:viewBox="0 0 209 1167">
              <text:p/>
            </draw:connector>
          </table:table-cell>
          <table:table-cell/>
          <table:table-cell>
            <draw:connector draw:z-index="13" draw:style-name="gr15" draw:text-style-name="P8" draw:type="line" svg:x1="4.882cm" svg:y1="-5.284cm" svg:x2="5.061cm" svg:y2="-5.284cm" draw:start-shape="id1" draw:start-glue-point="1" draw:end-shape="id3" draw:end-glue-point="3" svg:d="M14370 2112h179" svg:viewBox="0 0 180 1">
              <text:p/>
            </draw:connector>
          </table:table-cell>
          <table:table-cell table:number-columns-repeated="16374"/>
        </table:table-row>
        <table:table-row table:style-name="ro2">
          <table:table-cell table:number-columns-repeated="14"/>
          <table:table-cell>
            <draw:connector draw:z-index="14" draw:style-name="gr16" draw:text-style-name="P8" draw:type="line" svg:x1="2.392cm" svg:y1="-7.007cm" svg:x2="2.547cm" svg:y2="-7.007cm" draw:start-shape="id2" draw:start-glue-point="1" draw:end-shape="id4" draw:end-glue-point="3" svg:d="M15055 946h155" svg:viewBox="0 0 156 1">
              <text:p/>
            </draw:connector>
          </table:table-cell>
          <table:table-cell table:style-name="ce7" office:value-type="string" calcext:value-type="string">
            <text:p>Ответ: 8</text:p>
          </table:table-cell>
          <table:table-cell table:number-columns-repeated="2"/>
          <table:table-cell>
            <draw:connector draw:z-index="22" draw:style-name="gr17" draw:text-style-name="P8" draw:type="line" svg:x1="-0.148cm" svg:y1="-7.007cm" svg:x2="0.007cm" svg:y2="-6.449cm" draw:start-shape="id2" draw:start-glue-point="1" draw:end-shape="id5" draw:end-glue-point="3" svg:d="M15055 946l155 558" svg:viewBox="0 0 156 559">
              <text:p/>
            </draw:connector>
          </table:table-cell>
          <table:table-cell table:number-columns-repeated="5"/>
          <table:table-cell>
            <draw:connector draw:z-index="15" draw:style-name="gr18" draw:text-style-name="P8" draw:type="line" svg:x1="4.87cm" svg:y1="-7.007cm" svg:x2="5.041cm" svg:y2="-7.007cm" draw:start-shape="id6" draw:start-glue-point="1" draw:end-shape="id7" svg:d="M23883 946h171" svg:viewBox="0 0 172 1">
              <text:p/>
            </draw:connector>
          </table:table-cell>
          <table:table-cell table:number-columns-repeated="16359"/>
        </table:table-row>
        <table:table-row table:style-name="ro2">
          <table:table-cell table:number-columns-repeated="7"/>
          <table:table-cell>
            <draw:connector draw:z-index="18" draw:style-name="gr19" draw:text-style-name="P8" draw:type="line" svg:x1="15.057cm" svg:y1="-7.565cm" svg:x2="15.204cm" svg:y2="-7.565cm" draw:start-shape="id4" draw:start-glue-point="1" draw:end-shape="id6" draw:end-glue-point="3" svg:d="M23275 946h147" svg:viewBox="0 0 148 1">
              <text:p/>
            </draw:connector>
          </table:table-cell>
          <table:table-cell table:number-columns-repeated="6"/>
          <table:table-cell>
            <draw:connector draw:z-index="20" draw:style-name="gr20" draw:text-style-name="P8" draw:type="line" svg:x1="5.532cm" svg:y1="-7.007cm" svg:x2="5.706cm" svg:y2="-7.007cm" draw:start-shape="id5" draw:start-glue-point="1" draw:end-shape="id8" svg:d="M18195 1504h174" svg:viewBox="0 0 175 1">
              <text:p/>
            </draw:connector>
          </table:table-cell>
          <table:table-cell/>
          <table:table-cell>
            <draw:connector draw:z-index="21" draw:style-name="gr21" draw:text-style-name="P8" draw:type="line" svg:x1="6.206cm" svg:y1="-5.287cm" svg:x2="6.37cm" svg:y2="-5.286cm" draw:start-shape="id9" draw:start-glue-point="1" draw:end-shape="id10" draw:end-glue-point="3" svg:d="M20139 3224l164 1" svg:viewBox="0 0 165 2">
              <text:p/>
            </draw:connector>
          </table:table-cell>
          <table:table-cell table:number-columns-repeated="16367"/>
        </table:table-row>
        <table:table-row table:style-name="ro2">
          <table:table-cell table:number-columns-repeated="8"/>
          <table:table-cell>
            <draw:connector draw:z-index="17" draw:style-name="gr22" draw:text-style-name="P8" draw:type="line" svg:x1="6.281cm" svg:y1="-6.4cm" svg:x2="6.396cm" svg:y2="-6.401cm" draw:start-shape="id11" draw:end-shape="id12" svg:d="M15134 2668l115-1" svg:viewBox="0 0 116 2">
              <text:p/>
            </draw:connector>
          </table:table-cell>
          <table:table-cell table:number-columns-repeated="16375"/>
        </table:table-row>
        <table:table-row table:style-name="ro2">
          <table:table-cell table:number-columns-repeated="12"/>
          <table:table-cell>
            <draw:connector draw:z-index="16" draw:style-name="gr23" draw:text-style-name="P8" draw:type="line" svg:x1="3.741cm" svg:y1="-6.958cm" svg:x2="3.856cm" svg:y2="-6.402cm" draw:start-shape="id11" draw:end-shape="id9" svg:d="M15134 2668l115 556" svg:viewBox="0 0 116 557">
              <text:p/>
            </draw:connector>
          </table:table-cell>
          <table:table-cell table:number-columns-repeated="16371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Excel_BuiltIn__FilterDatabase" table:base-cell-address="$Лист1.$A$1" table:cell-range-address="$Лист1.$A$1:.$C$1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9:42:39</meta:creation-date>
    <dc:date>2026-03-04T13:45:07.311585686</dc:date>
    <meta:editing-duration>PT22M55S</meta:editing-duration>
    <meta:editing-cycles>1</meta:editing-cycles>
    <meta:generator>LibreOffice/25.2.2.2$Linux_X86_64 LibreOffice_project/520$Build-2</meta:generator>
    <meta:document-statistic meta:table-count="1" meta:cell-count="127" meta:object-count="23"/>
  </office:meta>
</office:document-meta>
</file>